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Not empty</text:p>
      <text:p text:style-name="Standard"/>
      <text:p text:style-name="Standard">Not empty</text:p>
      <text:list xml:id="list2080477099" text:style-name="L1">
        <text:list-item>
          <text:p text:style-name="P1">Not empty</text:p>
        </text:list-item>
      </text:list>
      <text:p text:style-name="Standard"/>
      <text:list xml:id="list2129979953" text:continue-numbering="true" text:style-name="L1">
        <text:list-item>
          <text:p text:style-name="P1">Not empty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t </meta:initial-creator>
    <meta:creation-date>2013-04-13T17:47:37</meta:creation-date>
    <dc:date>2013-04-13T17:49:31</dc:date>
    <dc:creator>pt </dc:creator>
    <meta:editing-duration>P0D</meta:editing-duration>
    <meta:editing-cycles>1</meta:editing-cycles>
    <meta:document-statistic meta:table-count="0" meta:image-count="0" meta:object-count="0" meta:page-count="1" meta:paragraph-count="4" meta:word-count="10" meta:character-count="40" meta:non-whitespace-character-count="36"/>
    <meta:generator>LibreOffice/3.5$Linux_x86 LibreOffice_project/350m1$Build-2</meta:generator>
  </office:meta>
</office:document-meta>
</file>